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4.166cm" style:rel-column-width="15593*"/>
    </style:style>
    <style:style style:name="Tabelle2.B" style:family="table-column">
      <style:table-column-properties style:column-width="4.665cm" style:rel-column-width="17461*"/>
    </style:style>
    <style:style style:name="Tabelle2.C" style:family="table-column">
      <style:table-column-properties style:column-width="8.678cm" style:rel-column-width="3248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  <style:text-properties style:font-name="DejaVu Sans3" fo:font-size="9pt" fo:font-weight="normal"/>
    </style:style>
    <style:style style:name="P7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&lt;RS-Versicherung&gt;</text:p>
          <text:p text:style-name="Addressee"><text:database-display text:table-name="adressen" text:table-type="table" text:column-name="Addresszeile 1" text:database-name="adressen">&lt;Addresszeile 1&gt;</text:database-display><text:line-break/><text:database-display text:table-name="adressen" text:table-type="table" text:column-name="Addresszeile 2" text:database-name="adressen">&lt;Addresszeile 2&gt;</text:database-display></text:p>
          <text:p text:style-name="Addressee">D-<text:database-display text:table-name="adressen" text:table-type="table" text:column-name="Postleitzahl" text:database-name="adressen">&lt;Postleitzahl&gt;</text:database-display> <text:database-display text:table-name="adressen" text:table-type="table" text:column-name="Stadt" text:database-name="adressen">&lt;Stadt&gt;</text:database-display>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Kostendeckungsanfrage, {{AKTE_ZEICHEN}} {{AKTE_KURZRUBRUM}}<text:line-break/>Versicherungsnehmer: {{MANDANT_VORNAME}} {{MANDANT_NAME}}<text:line-break/>Versicherungsschein: <text:line-break/></text:p>
      <text:p text:style-name="Standard">Sehr geehrte Damen und Herren,</text:p>
      <text:p text:style-name="Text_20_body"/>
      <text:p text:style-name="Text_20_body">ich zeige an, dass ich Ihren/Ihre oben genannte/n Versicherungsnehmer/-in anwaltlich vertrete. </text:p>
      <text:p text:style-name="Text_20_body">Zum weiteren Sachverhalt verweise ich auf mein beigefügtes Schreiben zur Schadensgeltendmachung. </text:p>
      <text:p text:style-name="Text_20_body">Ich bitte um Kostendeckungszusage für das außergerichtliche Streitverfahren.</text:p>
      <text:p text:style-name="Text_20_body">Sollten Sie zu dem Sachverhalt im oben genannten Schreiben Fragen haben, stehe ich gern zur Verfügung. </text:p>
      <text:p text:style-name="Standard"/>
      <text:p text:style-name="Standard">Mit freundlichen Grüßen,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3T20:25:25</dc:date>
    <meta:editing-cycles>34</meta:editing-cycles>
    <meta:editing-duration>PT02H18M04S</meta:editing-duration>
    <meta:document-statistic meta:table-count="1" meta:image-count="0" meta:object-count="0" meta:page-count="1" meta:paragraph-count="28" meta:word-count="107" meta:character-count="1037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